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Højre si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nr</text:p>
          </table:table-cell>
          <table:table-cell office:value-type="string" calcext:value-type="string">
            <text:p>tid</text:p>
          </table:table-cell>
          <table:table-cell office:value-type="string" calcext:value-type="string">
            <text:p>fejl</text:p>
          </table:table-cell>
          <table:table-cell/>
          <table:table-cell office:value-type="string" calcext:value-type="string">
            <text:p>me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56" calcext:value-type="float">
            <text:p>13,56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:.B32])/30" office:value-type="float" office:value="13.6583333333333" calcext:value-type="float">
            <text:p>13,6583333333</text:p>
          </table:table-cell>
          <table:table-cell table:formula="of:=VAR([.B3:.B32])" office:value-type="float" office:value="0.589014367816092" calcext:value-type="float">
            <text:p>0,58901436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66" calcext:value-type="float">
            <text:p>13,6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7" calcext:value-type="float">
            <text:p>13,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43" calcext:value-type="float">
            <text:p>13,4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45" calcext:value-type="float">
            <text:p>13,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46" calcext:value-type="float">
            <text:p>13,4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63" calcext:value-type="float">
            <text:p>13,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53" calcext:value-type="float">
            <text:p>13,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36" calcext:value-type="float">
            <text:p>13,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,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31" calcext:value-type="float">
            <text:p>13,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.53" calcext:value-type="float">
            <text:p>13,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43" calcext:value-type="float">
            <text:p>13,4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36" calcext:value-type="float">
            <text:p>13,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2" calcext:value-type="float">
            <text:p>13,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41" calcext:value-type="float">
            <text:p>13,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.45" calcext:value-type="float">
            <text:p>13,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.57" calcext:value-type="float">
            <text:p>13,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43" calcext:value-type="float">
            <text:p>13,4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51" calcext:value-type="float">
            <text:p>13,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6" calcext:value-type="float">
            <text:p>13,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.7" calcext:value-type="float">
            <text:p>13,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.8" calcext:value-type="float">
            <text:p>13,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.63" calcext:value-type="float">
            <text:p>13,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.35" calcext:value-type="float">
            <text:p>13,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5" calcext:value-type="float">
            <text:p>13,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9" calcext:value-type="float">
            <text:p>13,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.6" calcext:value-type="float">
            <text:p>17,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te bolden men rettede selv op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.03" calcext:value-type="float">
            <text:p>14,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.16" calcext:value-type="float">
            <text:p>13,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-00-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5T15:32:35.442000000</meta:creation-date>
    <dc:date>2015-06-15T15:52:27.852000000</dc:date>
    <meta:editing-duration>PT19M52S</meta:editing-duration>
    <meta:editing-cycles>3</meta:editing-cycles>
    <meta:generator>LibreOffice/4.3.1.2$Windows_x86 LibreOffice_project/958349dc3b25111dbca392fbc281a05559ef6848</meta:generator>
    <meta:document-statistic meta:table-count="1" meta:cell-count="98" meta:object-count="0"/>
  </office:meta>
</office:document-meta>
</file>